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576cm" fo:min-width="12.835cm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01cm" fo:min-width="4.70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2.8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4.826cm" svg:x="1.889cm" svg:y="3.159cm">
          <text:p text:style-name="P1">Post Body</text:p>
          <text:p text:style-name="P1"/>
          <text:p text:style-name="P1">e.g. Today I went for a #run(km: 2). I felt #happy after.</text:p>
          <text:p text:style-name="P1">#weight(kg: 75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07cm" svg:height="1.651cm" svg:x="9.99cm" svg:y="8.339cm">
          <text:p text:style-name="P3">Submi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335cm" svg:height="1.27cm" svg:x="1.889cm" svg:y="1.508cm">
          <text:p text:style-name="P3">Post Hea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176cm" svg:height="1.673cm" svg:x="2.143cm" svg:y="12.811cm">
          <draw:text-box>
            <text:p>Other functionality will be done manually by direct manipulation</text:p>
            <text:p>with the database (for now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2:48:53.817393846</meta:creation-date>
    <dc:date>2016-01-09T01:27:57.685654543</dc:date>
    <meta:editing-duration>PT6M4S</meta:editing-duration>
    <meta:editing-cycles>2</meta:editing-cycles>
    <meta:generator>LibreOffice/4.4.2.2$Linux_X86_64 LibreOffice_project/40m0$Build-2</meta:generator>
    <meta:document-statistic meta:object-count="4"/>
  </office:meta>
</office:document-meta>
</file>